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ource Sans Pro" svg:font-family="'Source Sans Pro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399c" officeooo:paragraph-rsid="0016399c"/>
    </style:style>
    <style:style style:name="P2" style:family="paragraph" style:parent-style-name="Standard">
      <style:text-properties officeooo:rsid="0017e8f5" officeooo:paragraph-rsid="0017e8f5"/>
    </style:style>
    <style:style style:name="P3" style:family="paragraph" style:parent-style-name="Standard">
      <style:text-properties officeooo:rsid="00185171" officeooo:paragraph-rsid="00185171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85171" officeooo:paragraph-rsid="00185171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185171" officeooo:paragraph-rsid="00185171" style:font-weight-asian="normal" style:font-weight-complex="normal"/>
    </style:style>
    <style:style style:name="P6" style:family="paragraph" style:parent-style-name="Standard">
      <style:text-properties officeooo:paragraph-rsid="00185171"/>
    </style:style>
    <style:style style:name="P7" style:family="paragraph" style:parent-style-name="Text_20_body">
      <style:text-properties fo:font-variant="normal" fo:text-transform="none" style:font-name="Source Sans Pro" fo:font-size="12pt" fo:letter-spacing="normal" fo:font-style="normal" fo:font-weight="normal" officeooo:rsid="00185171" officeooo:paragraph-rsid="00185171"/>
    </style:style>
    <style:style style:name="P8" style:family="paragraph" style:parent-style-name="Text_20_body">
      <style:paragraph-properties fo:margin-left="0cm" fo:margin-right="0cm" fo:margin-top="0cm" fo:margin-bottom="0.635cm" loext:contextual-spacing="false" style:line-height-at-least="0.529cm" fo:orphans="2" fo:widows="2" fo:text-indent="0cm" style:auto-text-indent="false"/>
      <style:text-properties fo:font-variant="normal" fo:text-transform="none" style:font-name="Source Sans Pro" fo:font-size="12pt" fo:letter-spacing="normal" fo:font-style="normal" fo:font-weight="normal"/>
    </style:style>
    <style:style style:name="P9" style:family="paragraph" style:parent-style-name="Text_20_body" style:list-style-name="L1">
      <style:paragraph-properties fo:margin-top="0cm" fo:margin-bottom="0.212cm" loext:contextual-spacing="false" style:line-height-at-least="0.873cm" fo:orphans="2" fo:widows="2" fo:padding="0cm" fo:border="none"/>
      <style:text-properties fo:font-variant="normal" fo:text-transform="none" fo:color="#333333" style:font-name="Source Sans Pro" fo:font-size="10.5pt" fo:letter-spacing="normal" fo:font-style="normal" fo:font-weight="normal"/>
    </style:style>
    <style:style style:name="P10" style:family="paragraph" style:parent-style-name="Text_20_body">
      <style:paragraph-properties fo:margin-top="0cm" fo:margin-bottom="0.212cm" loext:contextual-spacing="false" style:line-height-at-least="0.873cm" fo:orphans="2" fo:widows="2" fo:padding="0cm" fo:border="none"/>
      <style:text-properties fo:font-variant="normal" fo:text-transform="none" fo:color="#333333" style:font-name="Source Sans Pro" fo:font-size="10.5pt" fo:letter-spacing="normal" fo:font-style="normal" fo:font-weight="normal" officeooo:rsid="001904a7" officeooo:paragraph-rsid="001904a7"/>
    </style:style>
    <style:style style:name="T1" style:family="text">
      <style:text-properties fo:font-variant="normal" fo:text-transform="none" fo:color="#1d1d1d" style:font-name="Source Sans Pro" fo:font-size="12pt" fo:letter-spacing="normal" fo:font-style="normal" fo:font-weight="normal"/>
    </style:style>
    <style:style style:name="T2" style:family="text">
      <style:text-properties officeooo:rsid="00185171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7</text:p>
      <text:p text:style-name="P1"/>
      <text:p text:style-name="P2">CRUD:</text:p>
      <text:p text:style-name="P2"/>
      <text:p text:style-name="P2">CREATE:</text:p>
      <text:p text:style-name="P2"><text:s/></text:p>
      <text:p text:style-name="P2">READ: ??</text:p>
      <text:p text:style-name="P2"/>
      <text:p text:style-name="P2">UPDATE:</text:p>
      <text:p text:style-name="P2"/>
      <text:p text:style-name="P2">DELETE: </text:p>
      <text:p text:style-name="P2"/>
      <text:p text:style-name="P2">BETWEEN y LIKE:</text:p>
      <text:p text:style-name="P2"/>
      <text:p text:style-name="P2"><text:span text:style-name="T1">Las consultas a las bases de datos, tradicionalmente, están compuestas de varios filtros.</text:span><text:line-break/><text:line-break/><text:span text:style-name="T1">¿Qué pasaría si queremos traer las facturas emitidas del 2010? Seguramente vamos a necesitar buscar las mismas por fecha en la base de datos.</text:span><text:line-break/><text:line-break/><text:span text:style-name="T1">Y si queremos saber ¿qué películas comienzan con la palabra "Toy"? Seguramente vamos a necesitar consultar textos en la base de datos.</text:span><text:line-break/><text:line-break/><text:span text:style-name="T1">Las directrices Between y Like son fundamentales para poder poder hacer este tipo de consultas y más. Veamos entonces cómo se pueden llevar a cabo.</text:span> </text:p>
      <text:p text:style-name="P2"/>
      <text:p text:style-name="P2"><text:span text:style-name="T3">BETWEEN:</text:span> Incluye los extremos, funciona con numeros, textos y fechas, se usa como un filtro de un where</text:p>
      <text:p text:style-name="P2"/>
      <text:p text:style-name="P2">SELECT nombre, edad</text:p>
      <text:p text:style-name="P2">FROM alumnos</text:p>
      <text:p text:style-name="P2">WHERE edad BETWEEN 6 AND 12;</text:p>
      <text:p text:style-name="P2"/>
      <text:p text:style-name="P4">LIKE:</text:p>
      <text:p text:style-name="P5">% ES UN SUSTITUTO QUE REPRESENTA CERO, UNO O VARIOS CARACTERES</text:p>
      <text:p text:style-name="P5">_ ES UN SUSTITUTO PARA UN SOLO CARACTERES</text:p>
      <text:p text:style-name="P2"/>
      <text:p text:style-name="P3">SELECT<text:tab/>nombre</text:p>
      <text:p text:style-name="P3">FROM usuarios</text:p>
      <text:p text:style-name="P3">WHERE edad LIKE <text:s/>‘_a%’;</text:p>
      <text:p text:style-name="P6"><text:span text:style-name="T2">//DEVUELVE AQUELLOS NOMBRES QUE TENGAN LA LETRA “A” COMO SEGUNDO CARACTER</text:span></text:p>
      <text:p text:style-name="P3"/>
      <text:p text:style-name="P3">SELECT nombre</text:p>
      <text:p text:style-name="P3">FROM usuarios</text:p>
      <text:p text:style-name="P3">WHERE direccion LIKE ‘%Monroe%’</text:p>
      <text:p text:style-name="P2">//<text:span text:style-name="T2">DEVUELVE LAS DIRECCIONES DE LOS USUARIOS QUE INCLUYAN LA CALLE “Monroe”</text:span></text:p>
      <text:p text:style-name="P2"/>
      <text:p text:style-name="P3">SELECT nombre</text:p>
      <text:p text:style-name="P3">FROM clientes</text:p>
      <text:p text:style-name="P3">WHERE nombre LIKE “Los%s”</text:p>
      <text:p text:style-name="P3">//DEVUELVE LOS CLIENTES QUE EMPIECEN CON “Los” Y TERMINEN CON “s”</text:p>
      <text:p text:style-name="P4"><text:soft-page-break/>FILTROS:</text:p>
      <text:p text:style-name="P7">Consolidemos lo aprendido sobre:</text:p>
      <text:list xml:id="list1669867032" text:style-name="L1">
        <text:list-item>
          <text:p text:style-name="P9">Select</text:p>
        </text:list-item>
        <text:list-item>
          <text:p text:style-name="P9">Where</text:p>
        </text:list-item>
      </text:list>
      <text:p text:style-name="P10">WHERE PAIS= “SPAIN” OR PAIS = “ARGENTINA”</text:p>
      <text:list xml:id="list232102786813386" text:continue-numbering="true" text:style-name="L1">
        <text:list-item>
          <text:p text:style-name="P9">Order by</text:p>
        </text:list-item>
        <text:list-item>
          <text:p text:style-name="P9">Like</text:p>
        </text:list-item>
        <text:list-item>
          <text:p text:style-name="P9">Between</text:p>
        </text:list-item>
        <text:list-item>
          <text:p text:style-name="P9">AND/OR</text:p>
        </text:list-item>
      </text:list>
      <text:p text:style-name="P8">Todos los ejercicios los realizamos sobre la base de datos MUSIMUNDOS.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ource Sans Pro" svg:font-family="'Source Sans Pro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03T21:36:57.642000000</meta:creation-date>
    <dc:date>2021-04-03T23:21:01.194000000</dc:date>
    <meta:editing-duration>PT56M14S</meta:editing-duration>
    <meta:editing-cycles>2</meta:editing-cycles>
    <meta:generator>LibreOffice/6.4.2.2$Windows_X86_64 LibreOffice_project/4e471d8c02c9c90f512f7f9ead8875b57fcb1ec3</meta:generator>
    <meta:document-statistic meta:table-count="0" meta:image-count="0" meta:object-count="0" meta:page-count="2" meta:paragraph-count="38" meta:word-count="236" meta:character-count="1406" meta:non-whitespace-character-count="1206"/>
  </office:meta>
</office:document-meta>
</file>